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112" style:family="table-column">
      <style:table-column-properties fo:break-before="auto" style:column-width="327.29pt"/>
    </style:style>
    <style:style style:name="co113" style:family="table-column">
      <style:table-column-properties fo:break-before="auto" style:column-width="104.94pt"/>
    </style:style>
    <style:style style:name="co114" style:family="table-column">
      <style:table-column-properties fo:break-before="auto" style:column-width="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11"/>
        <table:table-column table:style-name="co82" table:default-cell-style-name="ce111"/>
        <table:table-column table:style-name="co83" table:default-cell-style-name="ce111"/>
        <table:table-column table:style-name="co84" table:default-cell-style-name="ce137"/>
        <table:table-column table:style-name="co85" table:default-cell-style-name="ce137"/>
        <table:table-column table:style-name="co86" table:default-cell-style-name="ce137"/>
        <table:table-column table:style-name="co87" table:default-cell-style-name="ce137"/>
        <table:table-column table:style-name="co88" table:default-cell-style-name="ce111"/>
        <table:table-column table:style-name="co5" table:default-cell-style-name="ce111"/>
        <table:table-column table:style-name="co89" table:default-cell-style-name="ce108"/>
        <table:table-column table:style-name="co88" table:default-cell-style-name="ce111"/>
        <table:table-column table:style-name="co5" table:default-cell-style-name="ce111"/>
        <table:table-column table:style-name="co89" table:default-cell-style-name="ce111"/>
        <table:table-column table:style-name="co90" table:default-cell-style-name="ce126"/>
        <table:table-row table:style-name="ro1">
          <table:table-cell table:style-name="ce98" office:value-type="string" calcext:value-type="string">
            <text:p>Hero</text:p>
          </table:table-cell>
          <table:table-cell table:style-name="ce113" office:value-type="string" calcext:value-type="string" table:number-columns-spanned="3" table:number-rows-spanned="1">
            <text:p>Starting Items</text:p>
          </table:table-cell>
          <table:covered-table-cell table:style-name="ce113"/>
          <table:covered-table-cell table:style-name="ce135"/>
          <table:table-cell table:style-name="ce138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38"/>
          <table:table-cell table:style-name="ce113" office:value-type="string" calcext:value-type="string" table:number-columns-spanned="3" table:number-rows-spanned="1">
            <text:p>Core Items</text:p>
          </table:table-cell>
          <table:covered-table-cell table:style-name="ce98"/>
          <table:covered-table-cell/>
          <table:table-cell table:style-name="ce1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3"/>
          <table:covered-table-cell table:style-name="ce147"/>
        </table:table-row>
        <table:table-row table:style-name="ro2">
          <table:table-cell table:style-name="ce99" office:value-type="string" calcext:value-type="string">
            <text:p>npc_dota_hero_crystal_maide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6" office:value-type="string" calcext:value-type="string">
            <text:p>item_branches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item_rod_of_ato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lotus_orb</text:p>
          </table:table-cell>
        </table:table-row>
        <table:table-row table:style-name="ro2">
          <table:table-cell table:style-name="ce100" office:value-type="string" calcext:value-type="string">
            <text:p>npc_dota_hero_juggernau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manta</text:p>
          </table:table-cell>
          <table:table-cell table:style-name="ce99" office:value-type="string" calcext:value-type="string">
            <text:p>item_diffusal_blade</text:p>
          </table:table-cell>
          <table:table-cell table:style-name="ce99" office:value-type="string" calcext:value-type="string">
            <text:p>item_butterfly</text:p>
          </table:table-cell>
          <table:table-cell table:style-name="ce99" office:value-type="string" calcext:value-type="string">
            <text:p>item_abyssal_blade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sve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/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echo_sabre</text:p>
          </table:table-cell>
          <table:table-cell table:style-name="ce100" office:value-type="string" calcext:value-type="string">
            <text:p>item_blink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satanic</text:p>
          </table:table-cell>
          <table:table-cell table:style-name="ce100" office:value-type="string" calcext:value-type="string">
            <text:p>item_assault</text:p>
          </table:table-cell>
        </table:table-row>
        <table:table-row table:style-name="ro2">
          <table:table-cell table:style-name="ce101" office:value-type="string" calcext:value-type="string">
            <text:p>npc_dota_hero_ursa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<text:s text:c="2"/>item_lifesteal</text:p>
          </table:table-cell>
          <table:table-cell table:style-name="ce127" office:value-type="string" calcext:value-type="string">
            <text:p>item_phase_boots</text:p>
          </table:table-cell>
          <table:table-cell table:style-name="ce127" office:value-type="string" calcext:value-type="string">
            <text:p>item_vladmir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monkey_king_bar</text:p>
          </table:table-cell>
          <table:table-cell table:style-name="ce102" office:value-type="string" calcext:value-type="string">
            <text:p>item_skadi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1">
          <table:table-cell table:style-name="ce100" office:value-type="string" calcext:value-type="string">
            <text:p>npc_dota_hero_shadow_shama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6" office:value-type="string" calcext:value-type="string">
            <text:p>item_branches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1" office:value-type="string" calcext:value-type="string">
            <text:p>item_refresher</text:p>
          </table:table-cell>
          <table:table-cell table:style-name="ce101" office:value-type="string" calcext:value-type="string">
            <text:p>item_glimmer_cape</text:p>
          </table:table-cell>
          <table:table-cell table:style-name="ce101" office:value-type="string" calcext:value-type="string">
            <text:p>item_lotus_orb</text:p>
          </table:table-cell>
        </table:table-row>
        <table:table-row table:style-name="ro1">
          <table:table-cell table:style-name="ce100" office:value-type="string" calcext:value-type="string">
            <text:p>npc_dota_hero_venomanc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41"/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2" office:value-type="string" calcext:value-type="string">
            <text:p>item_magic_wand</text:p>
          </table:table-cell>
          <table:table-cell table:style-name="ce100" office:value-type="string" calcext:value-type="string">
            <text:p>item_veil_of_discord</text:p>
          </table:table-cell>
          <table:table-cell table:style-name="ce100" office:value-type="string" calcext:value-type="string">
            <text:p>item_hurricane_pike</text:p>
          </table:table-cell>
          <table:table-cell table:style-name="ce101" office:value-type="string" calcext:value-type="string">
            <text:p>item_ultimate_scepter</text:p>
          </table:table-cell>
          <table:table-cell table:style-name="ce102" office:value-type="string" calcext:value-type="string">
            <text:p>item_shivas_guard</text:p>
          </table:table-cell>
        </table:table-row>
        <table:table-row table:style-name="ro1">
          <table:table-cell table:style-name="ce100" office:value-type="string" calcext:value-type="string">
            <text:p>npc_dota_hero_obsidian_destroy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41"/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2" office:value-type="string" calcext:value-type="string">
            <text:p>item_hurricane_pike</text:p>
          </table:table-cell>
          <table:table-cell table:style-name="ce122" office:value-type="string" calcext:value-type="string">
            <text:p>item_blink</text:p>
          </table:table-cell>
          <table:table-cell table:style-name="ce102" office:value-type="string" calcext:value-type="string">
            <text:p>item_shivas_guard</text:p>
          </table:table-cell>
          <table:table-cell table:style-name="ce100" office:value-type="string" calcext:value-type="string">
            <text:p>item_moon_sha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2">
          <table:table-cell table:style-name="ce100" office:value-type="string" calcext:value-type="string">
            <text:p>npc_dota_hero_death_prophe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39"/>
          <table:table-cell table:style-name="ce107"/>
          <table:table-cell table:style-name="ce141"/>
          <table:table-cell table:style-name="ce123" office:value-type="string" calcext:value-type="string">
            <text:p>item_bottle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cyclone</text:p>
          </table:table-cell>
          <table:table-cell table:style-name="ce102" office:value-type="string" calcext:value-type="string">
            <text:p>item_octarine_core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heart</text:p>
          </table:table-cell>
          <table:table-cell table:style-name="ce100" office:value-type="string" calcext:value-type="string">
            <text:p>item_black_king_bar</text:p>
          </table:table-cell>
        </table:table-row>
        <table:table-row table:style-name="ro1">
          <table:table-cell table:style-name="ce100" office:value-type="string" calcext:value-type="string">
            <text:p>npc_dota_hero_queenofpai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07" office:value-type="string" calcext:value-type="string">
            <text:p>item_bottle</text:p>
          </table:table-cell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3"/>
          <table:table-cell table:style-name="ce122" office:value-type="string" calcext:value-type="string">
            <text:p>item_orchi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mjollni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2">
          <table:table-cell table:style-name="ce100" office:value-type="string" calcext:value-type="string">
            <text:p>npc_dota_hero_bristleback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blade_mail</text:p>
          </table:table-cell>
          <table:table-cell table:style-name="ce100" office:value-type="string" calcext:value-type="string">
            <text:p>item_crimson_guard</text:p>
          </table:table-cell>
          <table:table-cell table:style-name="ce100" office:value-type="string" calcext:value-type="string">
            <text:p><text:s text:c="2"/>item_radiance</text:p>
          </table:table-cell>
          <table:table-cell table:style-name="ce102" office:value-type="string" calcext:value-type="string">
            <text:p>item_heart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1">
          <table:table-cell table:style-name="ce100" office:value-type="string" calcext:value-type="string">
            <text:p>npc_dota_hero_tidehunt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mekansm</text:p>
          </table:table-cell>
          <table:table-cell table:style-name="ce101" office:value-type="string" calcext:value-type="string">
            <text:p>item_refresher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heavens_halberd</text:p>
          </table:table-cell>
        </table:table-row>
        <table:table-row table:style-name="ro1">
          <table:table-cell table:style-name="ce100" office:value-type="string" calcext:value-type="string">
            <text:p>npc_dota_hero_shredder</text:p>
          </table:table-cell>
          <table:table-cell table:style-name="ce116" office:value-type="string" calcext:value-type="string">
            <text:p>item_tango</text:p>
          </table:table-cell>
          <table:table-cell table:style-name="ce134" office:value-type="string" calcext:value-type="string">
            <text:p>item_stout_shield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soul_ring</text:p>
          </table:table-cell>
          <table:table-cell table:style-name="ce123" office:value-type="string" calcext:value-type="string">
            <text:p>item_arcane_boots</text:p>
          </table:table-cell>
          <table:table-cell table:style-name="ce99" office:value-type="string" calcext:value-type="string">
            <text:p>item_bloodstone</text:p>
          </table:table-cell>
          <table:table-cell table:style-name="ce102" office:value-type="string" calcext:value-type="string">
            <text:p>item_shivas_gua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1">
          <table:table-cell table:style-name="ce100" office:value-type="string" calcext:value-type="string">
            <text:p>npc_dota_hero_skywrath_mage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rod_of_atos</text:p>
          </table:table-cell>
          <table:table-cell table:style-name="ce100" office:value-type="string" calcext:value-type="string">
            <text:p>item_kaya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00" office:value-type="string" calcext:value-type="string">
            <text:p>npc_dota_hero_lio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01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force_staff</text:p>
          </table:table-cell>
        </table:table-row>
        <table:table-row table:style-name="ro1">
          <table:table-cell table:style-name="ce100" office:value-type="string" calcext:value-type="string">
            <text:p>npc_dota_hero_sand_king</text:p>
          </table:table-cell>
          <table:table-cell table:style-name="ce116" office:value-type="string" calcext:value-type="string">
            <text:p>item_tango</text:p>
          </table:table-cell>
          <table:table-cell table:style-name="ce134" office:value-type="string" calcext:value-type="string">
            <text:p>item_stout_shield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cyclone</text:p>
          </table:table-cell>
          <table:table-cell table:style-name="ce100" office:value-type="string" calcext:value-type="string">
            <text:p>item_lotus_orb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00" office:value-type="string" calcext:value-type="string">
            <text:p>npc_dota_hero_lich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6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41"/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aether_lens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sheepstick</text:p>
          </table:table-cell>
          <table:table-cell table:style-name="ce101" office:value-type="string" calcext:value-type="string">
            <text:p>item_rod_of_atos</text:p>
          </table:table-cell>
        </table:table-row>
        <table:table-row table:style-name="ro1">
          <table:table-cell table:style-name="ce100" office:value-type="string" calcext:value-type="string">
            <text:p><text:s text:c="2"/>npc_dota_hero_faceless_void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 table:number-columns-repeated="3"/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101" office:value-type="string" calcext:value-type="string">
            <text:p>item_manta</text:p>
          </table:table-cell>
          <table:table-cell table:style-name="ce99" office:value-type="string" calcext:value-type="string">
            <text:p>item_monkey_king_bar</text:p>
          </table:table-cell>
          <table:table-cell table:style-name="ce102" office:value-type="string" calcext:value-type="string">
            <text:p>item_mjollnir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2">
          <table:table-cell table:style-name="ce100" office:value-type="string" calcext:value-type="string">
            <text:p>npc_dota_hero_nevermore</text:p>
          </table:table-cell>
          <table:table-cell table:style-name="ce116" office:value-type="string" calcext:value-type="string">
            <text:p>item_wraith_band</text:p>
          </table:table-cell>
          <table:table-cell table:style-name="ce116" office:value-type="string" calcext:value-type="string">
            <text:p>item_branches</text:p>
          </table:table-cell>
          <table:table-cell table:style-name="ce116" office:value-type="string" calcext:value-type="string">
            <text:p>item_tango</text:p>
          </table:table-cell>
          <table:table-cell table:style-name="ce107" office:value-type="string" calcext:value-type="string">
            <text:p>item_bottle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3" office:value-type="string" calcext:value-type="string">
            <text:p>item_ring_of_aquila</text:p>
          </table:table-cell>
          <table:table-cell table:style-name="ce100" office:value-type="string" calcext:value-type="string">
            <text:p>item_invis_sword</text:p>
          </table:table-cell>
          <table:table-cell table:style-name="ce100" office:value-type="string" calcext:value-type="string">
            <text:p>item_hurricane_pike</text:p>
          </table:table-cell>
          <table:table-cell table:style-name="ce99" office:value-type="string" calcext:value-type="string">
            <text:p>item_butterfly</text:p>
          </table:table-cell>
          <table:table-cell table:style-name="ce100" office:value-type="string" calcext:value-type="string">
            <text:p>item_orchid</text:p>
          </table:table-cell>
        </table:table-row>
        <table:table-row table:style-name="ro1">
          <table:table-cell table:style-name="ce100" office:value-type="string" calcext:value-type="string">
            <text:p>npc_dota_hero_tiny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invis_swo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assault</text:p>
          </table:table-cell>
          <table:table-cell table:style-name="ce100" office:value-type="string" calcext:value-type="string">
            <text:p>item_orchid</text:p>
          </table:table-cell>
          <table:table-cell table:style-name="ce102" office:value-type="string" calcext:value-type="string">
            <text:p>item_heart</text:p>
          </table:table-cell>
        </table:table-row>
        <table:table-row table:style-name="ro1">
          <table:table-cell table:style-name="ce100" office:value-type="string" calcext:value-type="string">
            <text:p><text:s text:c="2"/>npc_dota_hero_dazzle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solar_crest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0" office:value-type="string" calcext:value-type="string">
            <text:p>npc_dota_hero_lina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8"/>
          <table:table-cell table:style-name="ce107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cyclone</text:p>
          </table:table-cell>
          <table:table-cell table:style-name="ce100" office:value-type="string" calcext:value-type="string">
            <text:p>item_invis_sword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sheepstick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0" office:value-type="string" calcext:value-type="string">
            <text:p>npc_dota_hero_legion_command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blade_mail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assault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2">
          <table:table-cell table:style-name="ce132" office:value-type="string" calcext:value-type="string">
            <text:p>npc_dota_hero_drow_rang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ring_of_aquila</text:p>
          </table:table-cell>
          <table:table-cell table:style-name="ce139" office:value-type="string" calcext:value-type="string">
            <text:p>item_boots_of_elves</text:p>
          </table:table-cell>
          <table:table-cell table:style-name="ce108" office:value-type="string" calcext:value-type="string">
            <text:p>item_magic_wand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butterfly</text:p>
          </table:table-cell>
          <table:table-cell table:style-name="ce102" office:value-type="string" calcext:value-type="string">
            <text:p>item_mjollnir</text:p>
          </table:table-cell>
          <table:table-cell table:style-name="ce102"/>
        </table:table-row>
        <table:table-row table:style-name="ro1">
          <table:table-cell table:style-name="ce102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07"/>
          <table:table-cell table:style-name="ce141" table:number-columns-repeated="2"/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ancient_janggo</text:p>
          </table:table-cell>
          <table:table-cell table:style-name="ce100" office:value-type="string" calcext:value-type="string">
            <text:p>item_sange_and_yasha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hurricane_pike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1">
          <table:table-cell table:style-name="ce101" office:value-type="string" calcext:value-type="string">
            <text:p>npc_dota_hero_skeleton_king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<text:s text:c="2"/>item_radiance</text:p>
          </table:table-cell>
          <table:table-cell table:style-name="ce100" office:value-type="string" calcext:value-type="string">
            <text:p>item_assault</text:p>
          </table:table-cell>
          <table:table-cell table:style-name="ce102" office:value-type="string" calcext:value-type="string">
            <text:p>item_heart</text:p>
          </table:table-cell>
          <table:table-cell table:style-name="ce102"/>
        </table:table-row>
        <table:table-row table:style-name="ro1">
          <table:table-cell table:style-name="ce99" office:value-type="string" calcext:value-type="string">
            <text:p>npc_dota_hero_snip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07" office:value-type="string" calcext:value-type="string">
            <text:p>item_ring_of_aquila</text:p>
          </table:table-cell>
          <table:table-cell table:style-name="ce141"/>
          <table:table-cell table:style-name="ce122" office:value-type="string" calcext:value-type="string">
            <text:p><text:s text:c="2"/>item_mask_of_madness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hurricane_pike</text:p>
          </table:table-cell>
          <table:table-cell table:style-name="ce101" office:value-type="string" calcext:value-type="string">
            <text:p>item_mjollnir</text:p>
          </table:table-cell>
          <table:table-cell table:style-name="ce100" office:value-type="string" calcext:value-type="string">
            <text:p>item_invis_sword</text:p>
          </table:table-cell>
          <table:table-cell table:style-name="ce102" office:value-type="string" calcext:value-type="string">
            <text:p>item_greater_crit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2">
          <table:table-cell table:style-name="ce133" office:value-type="string" calcext:value-type="string">
            <text:p>npc_dota_hero_lio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42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23" office:value-type="string" calcext:value-type="string">
            <text:p>item_aether_lens</text:p>
          </table:table-cell>
          <table:table-cell table:style-name="ce101"/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33" office:value-type="string" calcext:value-type="string">
            <text:p>item_cyclone</text:p>
          </table:table-cell>
        </table:table-row>
        <table:table-row table:style-name="ro2">
          <table:table-cell table:style-name="ce105" office:value-type="string" calcext:value-type="string">
            <text:p><text:s/>npc_dota_hero_phantom_assassi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light_stone</text:p>
          </table:table-cell>
          <table:table-cell table:style-name="ce108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3" office:value-type="string" calcext:value-type="string">
            <text:p>item_desolator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butterfly</text:p>
          </table:table-cell>
          <table:table-cell table:style-name="ce99" office:value-type="string" calcext:value-type="string">
            <text:p>item_monkey_king_bar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6" office:value-type="string" calcext:value-type="string">
            <text:p>npc_dota_hero_chaos_knigh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101" office:value-type="string" calcext:value-type="string">
            <text:p>item_echo_sabre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heart</text:p>
          </table:table-cell>
          <table:table-cell table:style-name="ce100" office:value-type="string" calcext:value-type="string">
            <text:p>item_assault</text:p>
          </table:table-cell>
        </table:table-row>
        <table:table-row table:style-name="ro2">
          <table:table-cell table:style-name="ce106" office:value-type="string" calcext:value-type="string">
            <text:p>npc_dota_hero_phantom_lanc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diffusal_blade</text:p>
          </table:table-cell>
          <table:table-cell table:style-name="ce100" office:value-type="string" calcext:value-type="string">
            <text:p>item_manta</text:p>
          </table:table-cell>
          <table:table-cell table:style-name="ce102" office:value-type="string" calcext:value-type="string">
            <text:p>item_heart</text:p>
          </table:table-cell>
          <table:table-cell table:style-name="ce99" office:value-type="string" calcext:value-type="string">
            <text:p>item_butterfly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6" office:value-type="string" calcext:value-type="string">
            <text:p>npc_dota_hero_warlock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39" table:number-columns-repeated="2"/>
          <table:table-cell table:style-name="ce123" office:value-type="string" calcext:value-type="string">
            <text:p>item_arcane_boots</text:p>
          </table:table-cell>
          <table:table-cell table:style-name="ce123" office:value-type="string" calcext:value-type="string">
            <text:p>item_hand_of_midas</text:p>
          </table:table-cell>
          <table:table-cell table:style-name="ce122" office:value-type="string" calcext:value-type="string">
            <text:p>item_ultimate_scepter</text:p>
          </table:table-cell>
          <table:table-cell table:style-name="ce100" office:value-type="string" calcext:value-type="string">
            <text:p>item_force_staff</text:p>
          </table:table-cell>
          <table:table-cell table:style-name="ce101" office:value-type="string" calcext:value-type="string">
            <text:p>item_refresher</text:p>
          </table:table-cell>
          <table:table-cell table:style-name="ce102" office:value-type="string" calcext:value-type="string">
            <text:p>item_octarine_core</text:p>
          </table:table-cell>
          <table:table-cell table:style-name="ce101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7"/>
          <table:table-cell table:number-columns-repeated="2"/>
          <table:table-cell table:style-name="ce10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style-name="ce108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97"/>
        <table:table-column table:style-name="co92" table:default-cell-style-name="ce97"/>
        <table:table-column table:style-name="co93" table:default-cell-style-name="ce97"/>
        <table:table-column table:style-name="co94" table:default-cell-style-name="ce97"/>
        <table:table-column table:style-name="co95" table:default-cell-style-name="ce97"/>
        <table:table-column table:style-name="co96" table:default-cell-style-name="ce97"/>
        <table:table-column table:style-name="co97" table:default-cell-style-name="ce97"/>
        <table:table-column table:style-name="co94" table:default-cell-style-name="ce97"/>
        <table:table-column table:style-name="co93" table:default-cell-style-name="ce97"/>
        <table:table-column table:style-name="co98" table:default-cell-style-name="ce97"/>
        <table:table-column table:style-name="co99" table:default-cell-style-name="ce97"/>
        <table:table-column table:style-name="co100" table:default-cell-style-name="ce97"/>
        <table:table-column table:style-name="co101" table:default-cell-style-name="ce97"/>
        <table:table-column table:style-name="co102" table:default-cell-style-name="ce97"/>
        <table:table-column table:style-name="co93" table:default-cell-style-name="ce97"/>
        <table:table-column table:style-name="co103" table:default-cell-style-name="ce97"/>
        <table:table-column table:style-name="co104" table:default-cell-style-name="ce97"/>
        <table:table-column table:style-name="co105" table:default-cell-style-name="ce159"/>
        <table:table-column table:style-name="co106" table:default-cell-style-name="ce159"/>
        <table:table-column table:style-name="co107" table:default-cell-style-name="ce97"/>
        <table:table-column table:style-name="co99" table:default-cell-style-name="ce94"/>
        <table:table-column table:style-name="co108" table:default-cell-style-name="ce97"/>
        <table:table-column table:style-name="co109" table:default-cell-style-name="ce97"/>
        <table:table-column table:style-name="co110" table:default-cell-style-name="ce97"/>
        <table:table-column table:style-name="co10" table:default-cell-style-name="ce97"/>
        <table:table-column table:style-name="co10" table:number-columns-repeated="999" table:default-cell-style-name="ce150"/>
        <table:table-row table:style-name="ro1">
          <table:table-cell table:style-name="ce86" office:value-type="string" calcext:value-type="string">
            <text:p>Skill Name</text:p>
          </table:table-cell>
          <table:table-cell table:style-name="ce110" office:value-type="string" calcext:value-type="string" table:number-columns-spanned="2" table:number-rows-spanned="1">
            <text:p>Any Mode</text:p>
          </table:table-cell>
          <table:covered-table-cell table:style-name="ce110"/>
          <table:table-cell table:style-name="ce110" office:value-type="string" calcext:value-type="string" table:number-columns-spanned="2" table:number-rows-spanned="1">
            <text:p>Team Fight</text:p>
          </table:table-cell>
          <table:covered-table-cell table:style-name="ce110"/>
          <table:table-cell table:style-name="ce157" office:value-type="string" calcext:value-type="string" table:number-columns-spanned="2" table:number-rows-spanned="1">
            <text:p>BOT_MODE_ROA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TEAM_ROA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PUSH_TOWER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ATTACK</text:p>
          </table:table-cell>
          <table:covered-table-cell table:style-name="ce157"/>
          <table:table-cell table:style-name="ce110" office:value-type="string" calcext:value-type="string" table:number-columns-spanned="2" table:number-rows-spanned="1">
            <text:p>BOT_MODE_LANING</text:p>
          </table:table-cell>
          <table:covered-table-cell table:style-name="ce110"/>
          <table:table-cell table:style-name="ce110" office:value-type="string" calcext:value-type="string" table:number-columns-spanned="2" table:number-rows-spanned="1">
            <text:p>BOT_MODE_ROSHAN </text:p>
          </table:table-cell>
          <table:covered-table-cell table:style-name="ce110"/>
          <table:table-cell table:style-name="ce157" office:value-type="string" calcext:value-type="string" table:number-columns-spanned="2" table:number-rows-spanned="1">
            <text:p>BOT_MODE_FAR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DEFEND_TOWER</text:p>
          </table:table-cell>
          <table:covered-table-cell table:style-name="ce166"/>
          <table:table-cell table:style-name="ce157" office:value-type="string" calcext:value-type="string" table:number-columns-spanned="2" table:number-rows-spanned="1">
            <text:p>BOT_MODE_RETREAT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DEFEND_ALLY</text:p>
          </table:table-cell>
          <table:covered-table-cell table:style-name="ce157"/>
          <table:table-cell table:number-columns-repeated="999"/>
        </table:table-row>
        <table:table-row table:style-name="ro1">
          <table:table-cell table:style-name="ce87" office:value-type="string" calcext:value-type="string">
            <text:p>crystal_maiden_crystal_nova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three_and_more_enemy_heroes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21" office:value-type="float" office:value="90" calcext:value-type="float">
            <text:p>9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crystal_maiden_frostbite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crystal_maiden_freezing_field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_aoe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9" table:number-columns-repeated="2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frost_arrows </text:p>
          </table:table-cell>
          <table:table-cell table:style-name="ce94" office:value-type="string" calcext:value-type="string">
            <text:p>toggle_on_attack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21"/>
          <table:table-cell table:style-name="ce119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wave_of_silence 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7"/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trueshot </text:p>
          </table:table-cell>
          <table:table-cell table:style-name="ce94" table:number-columns-repeated="2"/>
          <table:table-cell table:style-name="ce94" office:value-type="string" calcext:value-type="string">
            <text:p>three_and_more_ally_creeps_aoe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28" office:value-type="string" calcext:value-type="string">
            <text:p>three_and_more_ally_creeps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three_and_more_ally_creeps_aoe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blade_fury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_aoe</text:p>
          </table:table-cell>
          <table:table-cell table:style-name="ce94" office:value-type="float" office:value="90" calcext:value-type="float">
            <text:p>9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aoe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enemy_creeps_aoe</text:p>
          </table:table-cell>
          <table:table-cell table:style-name="ce117" office:value-type="float" office:value="80" calcext:value-type="float">
            <text:p>80</text:p>
          </table:table-cell>
          <table:table-cell table:style-name="ce117" office:value-type="string" calcext:value-type="string">
            <text:p>three_and_more_enemy_creeps_aoe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healing_ward 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table:number-columns-repeated="2"/>
          <table:table-cell table:style-name="ce128" office:value-type="string" calcext:value-type="string">
            <text:p>low_hp_ally_hero</text:p>
          </table:table-cell>
          <table:table-cell table:style-name="ce128" table:number-columns-repeated="5"/>
          <table:table-cell table:style-name="ce117" table:number-columns-repeated="4"/>
          <table:table-cell table:style-name="ce156" table:number-columns-repeated="2"/>
          <table:table-cell table:style-name="ce117" table:number-columns-repeated="4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omni_slash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ether_shock 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voodoo 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7"/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shackles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30" calcext:value-type="float">
            <text:p>3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49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9"/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mass_serpent_ward 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table:number-columns-repeated="4"/>
          <table:table-cell table:style-name="ce128" office:value-type="string" calcext:value-type="string">
            <text:p>attacked_enemy_building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7"/>
          <table:table-cell table:style-name="ce121" office:value-type="float" office:value="90" calcext:value-type="float">
            <text:p>9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arthshock 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aoe</text:p>
          </table:table-cell>
          <table:table-cell table:style-name="ce94" office:value-type="float" office:value="90" calcext:value-type="float">
            <text:p>9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/>
          <table:table-cell table:style-name="ce156" table:number-columns-repeated="2"/>
          <table:table-cell table:style-name="ce121" office:value-type="string" calcext:value-type="string">
            <text:p>use_on_attack_enemy_hero_aoe</text:p>
          </table:table-cell>
          <table:table-cell table:style-name="ce121" office:value-type="float" office:value="70" calcext:value-type="float">
            <text:p>70</text:p>
          </table:table-cell>
          <table:table-cell table:style-name="ce121" office:value-type="string" calcext:value-type="string">
            <text:p>use_on_attack_enemy_hero_aoe</text:p>
          </table:table-cell>
          <table:table-cell table:style-name="ce117" office:value-type="float" office:value="60" calcext:value-type="float">
            <text:p>60</text:p>
          </table:table-cell>
          <table:table-cell table:style-name="ce121" office:value-type="string" calcext:value-type="string">
            <text:p>use_on_attack_enemy_hero_aoe</text:p>
          </table:table-cell>
          <table:table-cell table:style-name="ce121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ursa_overpower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nrage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skeleton_king_hellfire_blas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shrapnel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office:value-type="string" calcext:value-type="string">
            <text:p>three_and_more_creeps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30" calcext:value-type="float">
            <text:p>3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21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assassinat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8"/>
          <table:table-cell table:style-name="ce117" table:number-columns-repeated="4"/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lion_impal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80" calcext:value-type="float">
            <text:p>8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voodoo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mana_drain</text:p>
          </table:table-cell>
          <table:table-cell table:style-name="ce94" table:number-columns-repeated="4"/>
          <table:table-cell table:style-name="ce128" table:number-columns-repeated="4"/>
          <table:table-cell table:style-name="ce129" table:number-columns-repeated="2"/>
          <table:table-cell table:style-name="ce128" office:value-type="string" calcext:value-type="string">
            <text:p>use_on_attack_enemy_with_mana_when_low_mp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office:value-type="string" calcext:value-type="string">
            <text:p>use_on_attack_enemy_with_mana_when_low_m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use_on_attack_enemy_with_mana_when_low_mp</text:p>
          </table:table-cell>
          <table:table-cell table:style-name="ce117" office:value-type="float" office:value="70" calcext:value-type="float">
            <text:p>70</text:p>
          </table:table-cell>
          <table:table-cell table:style-name="ce156" office:value-type="string" calcext:value-type="string">
            <text:p>use_on_attack_enemy_with_mana_when_low_mp</text:p>
          </table:table-cell>
          <table:table-cell table:style-name="ce156" office:value-type="float" office:value="70" calcext:value-type="float">
            <text:p>70</text:p>
          </table:table-cell>
          <table:table-cell table:style-name="ce117"/>
          <table:table-cell table:style-name="ce121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90" office:value-type="string" calcext:value-type="string">
            <text:p>lion_finger_of_death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sven_storm_bol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sven_warcry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sven_gods_strength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lich_frost_nova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ich_frost_armor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ich_dark_ritual</text:p>
          </table:table-cell>
          <table:table-cell table:style-name="ce94" office:value-type="string" calcext:value-type="string">
            <text:p>low_hp_ally_creep</text:p>
          </table:table-cell>
          <table:table-cell table:style-name="ce94" office:value-type="float" office:value="70" calcext:value-type="float">
            <text:p>70</text:p>
          </table:table-cell>
          <table:table-cell table:style-name="ce94" table:number-columns-repeated="2"/>
          <table:table-cell table:style-name="ce128" table:number-columns-repeated="8"/>
          <table:table-cell table:style-name="ce117" table:number-columns-repeated="4"/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lich_chain_frost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/>
          <table:table-cell table:style-name="ce129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3"/>
          <table:table-cell table:style-name="ce121"/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phantom_assassin_stifling_dagger 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phantom_assassin_phantom_strike 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chaos_knight_chaos_bol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chaos_knight_reality_rift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chaos_knight_phantasm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spirit_lanc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doppelwalk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phantom_edge</text:p>
          </table:table-cell>
          <table:table-cell table:style-name="ce94" office:value-type="string" calcext:value-type="string">
            <text:p>toggle_on_attack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21"/>
          <table:table-cell table:style-name="ce119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fatal_bonds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shadow_word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5" calcext:value-type="float">
            <text:p>75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5" calcext:value-type="float">
            <text:p>75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upheaval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three_and_more_enemy_heroes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40" calcext:value-type="float">
            <text:p>40</text:p>
          </table:table-cell>
          <table:table-cell table:style-name="ce117" table:number-columns-repeated="6"/>
          <table:table-cell table:style-name="ce117" office:value-type="string" calcext:value-type="string">
            <text:p>three_and_more_enemy_heroes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rain_of_chaos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128"/>
          <table:table-cell table:style-name="ce129"/>
          <table:table-cell table:style-name="ce128"/>
          <table:table-cell table:style-name="ce129"/>
          <table:table-cell table:style-name="ce128" office:value-type="string" calcext:value-type="string">
            <text:p>three_and_more_enemy_heroes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20" calcext:value-type="float">
            <text:p>20</text:p>
          </table:table-cell>
          <table:table-cell table:style-name="ce117" table:number-columns-repeated="6"/>
          <table:table-cell table:style-name="ce117" office:value-type="string" calcext:value-type="string">
            <text:p>three_and_more_enemy_heroes</text:p>
          </table:table-cell>
          <table:table-cell table:style-name="ce121" office:value-type="float" office:value="90" calcext:value-type="float">
            <text:p>9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item_tpscroll</text:p>
          </table:table-cell>
          <table:table-cell table:style-name="ce94" table:number-columns-repeated="4"/>
          <table:table-cell table:style-name="ce128"/>
          <table:table-cell table:style-name="ce129"/>
          <table:table-cell table:style-name="ce128"/>
          <table:table-cell table:style-name="ce129"/>
          <table:table-cell table:style-name="ce128"/>
          <table:table-cell table:style-name="ce129"/>
          <table:table-cell table:style-name="ce128"/>
          <table:table-cell table:style-name="ce129"/>
          <table:table-cell table:style-name="ce117" table:number-columns-repeated="6"/>
          <table:table-cell table:style-name="ce117" office:value-type="string" calcext:value-type="string">
            <text:p>move_target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move_target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table:number-columns-repeated="2"/>
          <table:table-cell table:number-columns-repeated="999"/>
        </table:table-row>
        <table:table-row table:style-name="ro1">
          <table:table-cell table:style-name="ce89" office:value-type="string" calcext:value-type="string">
            <text:p>item_glimmer_cape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item_rod_of_atos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item_sheepstick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item_lotus_orb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item_cyclone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94" table:number-columns-repeated="17"/>
          <table:table-cell table:style-name="ce162" table:number-columns-repeated="2"/>
          <table:table-cell table:style-name="ce94"/>
          <table:table-cell/>
          <table:table-cell table:style-name="ce94" table:number-columns-repeated="4"/>
          <table:table-cell table:style-name="ce151"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112" table:default-cell-style-name="ce167"/>
        <table:table-column table:style-name="co67" table:default-cell-style-name="ce167"/>
        <table:table-column table:style-name="co68" table:default-cell-style-name="ce167"/>
        <table:table-column table:style-name="co69" table:default-cell-style-name="ce167"/>
        <table:table-column table:style-name="co70" table:default-cell-style-name="ce167"/>
        <table:table-column table:style-name="co113" table:default-cell-style-name="ce167"/>
        <table:table-column table:style-name="co114" table:default-cell-style-name="ce167"/>
        <table:table-column table:style-name="co73" table:default-cell-style-name="ce167"/>
        <table:table-column table:style-name="co74" table:default-cell-style-name="ce167"/>
        <table:table-column table:style-name="co75" table:default-cell-style-name="ce167"/>
        <table:table-column table:style-name="co76" table:default-cell-style-name="ce167"/>
        <table:table-column table:style-name="co77" table:default-cell-style-name="ce167"/>
        <table:table-column table:style-name="co10" table:number-columns-repeated="1008" table:default-cell-style-name="ce199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1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1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1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195" office:value-type="string" calcext:value-type="string">
            <text:p>Roam desire</text:p>
          </table:table-cell>
          <table:table-cell table:style-name="ce195" office:value-type="string" calcext:value-type="string">
            <text:p>Roshan desire</text:p>
          </table:table-cell>
          <table:table-cell table:style-name="ce195" office:value-type="string" calcext:value-type="string">
            <text:p>Defend TOP desire</text:p>
          </table:table-cell>
          <table:table-cell table:style-name="ce195" office:value-type="string" calcext:value-type="string">
            <text:p>Defend MID desire</text:p>
          </table:table-cell>
          <table:table-cell table:style-name="ce195" office:value-type="string" calcext:value-type="string">
            <text:p>Defend BOT desire</text:p>
          </table:table-cell>
          <table:table-cell table:style-name="ce200" table:number-columns-repeated="1008"/>
        </table:table-row>
        <table:table-row table:style-name="ro1">
          <table:table-cell table:style-name="ce153" office:value-type="string" calcext:value-type="string">
            <text:p>ally_mega_creep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ally_has_aegi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ally_has_cheese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ax_kills_enemy_hero_alive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max_kills_ally_hero_alive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time_is_more_5_minute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three_and_more_ally_heroes_on_top</text:p>
          </table:table-cell>
          <table:table-cell table:style-name="ce175" office:value-type="float" office:value="20" calcext:value-type="float">
            <text:p>20</text:p>
          </table:table-cell>
          <table:table-cell table:number-columns-repeated="5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three_and_more_ally_heroes_on_mid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three_and_more_ally_heroes_on_bot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three_and_more_enemy_heroes_on_top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5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three_and_more_enemy_heroes_on_mid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three_and_more_enemy_heroes_on_bot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alive_then_enemy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top</text:p>
          </table:table-cell>
          <table:table-cell table:style-name="ce175" office:value-type="float" office:value="10" calcext:value-type="float">
            <text:p>10</text:p>
          </table:table-cell>
          <table:table-cell table:number-columns-repeated="5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mid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bot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top_then_enemy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mid_then_enemy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bot_then_enemy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 table:number-rows-repeated="1048555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12"/>
        <table:table-column table:style-name="co67" table:default-cell-style-name="ce112"/>
        <table:table-column table:style-name="co68" table:default-cell-style-name="ce112"/>
        <table:table-column table:style-name="co69" table:default-cell-style-name="ce112"/>
        <table:table-column table:style-name="co70" table:default-cell-style-name="ce112"/>
        <table:table-column table:style-name="co78" table:default-cell-style-name="ce112"/>
        <table:table-column table:style-name="co79" table:default-cell-style-name="ce112"/>
        <table:table-column table:style-name="co80" table:number-columns-repeated="2" table:default-cell-style-name="ce112"/>
        <table:table-column table:style-name="co73" table:default-cell-style-name="ce112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2"/>
        <table:table-column table:style-name="co10" table:number-columns-repeated="1008" table:default-cell-style-name="ce144"/>
        <table:table-row table:style-name="ro1">
          <table:table-cell table:style-name="ce140" office:value-type="string" calcext:value-type="string">
            <text:p>Algorithm</text:p>
          </table:table-cell>
          <table:table-cell table:style-name="ce146" office:value-type="string" calcext:value-type="string" table:number-columns-spanned="2" table:number-rows-spanned="1">
            <text:p>Push TOP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MID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BOT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Retreat desire</text:p>
          </table:table-cell>
          <table:covered-table-cell table:style-name="ce140"/>
          <table:table-cell table:style-name="ce140" office:value-type="string" calcext:value-type="string">
            <text:p>Roam desire</text:p>
          </table:table-cell>
          <table:table-cell table:style-name="ce140" office:value-type="string" calcext:value-type="string">
            <text:p>Roshan desire</text:p>
          </table:table-cell>
          <table:table-cell table:style-name="ce140" office:value-type="string" calcext:value-type="string">
            <text:p>Defend TOP desire</text:p>
          </table:table-cell>
          <table:table-cell table:style-name="ce140" office:value-type="string" calcext:value-type="string">
            <text:p>Defend MID desire</text:p>
          </table:table-cell>
          <table:table-cell table:style-name="ce140" office:value-type="string" calcext:value-type="string">
            <text:p>Defend BOT desire</text:p>
          </table:table-cell>
          <table:table-cell table:style-name="ce145" table:number-columns-repeated="1008"/>
        </table:table-row>
        <table:table-row table:style-name="ro1">
          <table:table-cell table:style-name="ce103" office:value-type="string" calcext:value-type="string">
            <text:p>has_low_hp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5" calcext:value-type="float">
            <text:p>85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top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mid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bot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tp_scroll_or_travel_boots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buyback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more_enemy_heroes_around_then_ally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7">
          <table:table-cell table:style-name="ce103"/>
          <table:table-cell table:style-name="ce120" table:number-columns-repeated="6"/>
          <table:table-cell table:style-name="ce115" table:number-columns-repeated="2"/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21:35:11.077476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1T21:48:50.905524509</dc:date>
    <meta:editing-duration>P1DT9H44M6S</meta:editing-duration>
    <meta:editing-cycles>1567</meta:editing-cycles>
    <meta:document-statistic meta:table-count="9" meta:cell-count="2503" meta:object-count="0"/>
  </office:meta>
</office:document-meta>
</file>